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.SharedLibrary( Registry registry , SharedLibraryMBean mbean ,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redLibra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